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328612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Symbol" svg:font-family="Symbol" style:font-family-generic="roman"/>
    <style:font-face style:name="Times New Roman1" svg:font-family="'Times New Roman'" style:font-family-generic="roman"/>
    <style:font-face style:name="Arial" svg:font-family="Arial" style:font-family-generic="swiss"/>
    <style:font-face style:name="Helvetica" svg:font-family="Helvetica" style:font-family-generic="swiss"/>
    <style:font-face style:name="Tahoma" svg:font-family="Tahoma" style:font-family-generic="swiss"/>
    <style:font-face style:name="Tahoma3" svg:font-family="Tahoma" style:font-family-generic="system"/>
    <style:font-face style:name="Courier New1"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officeooo:paragraph-rsid="0042d658"/>
    </style:style>
    <style:style style:name="P2" style:family="paragraph" style:parent-style-name="Body">
      <style:text-properties officeooo:paragraph-rsid="003ba2ab"/>
    </style:style>
    <style:style style:name="P3" style:family="paragraph" style:parent-style-name="Footer">
      <style:text-properties officeooo:paragraph-rsid="0025e651"/>
    </style:style>
    <style:style style:name="P4" style:family="paragraph" style:parent-style-name="Standard">
      <style:paragraph-properties fo:margin-top="0.111in" fo:margin-bottom="0in" style:contextual-spacing="false"/>
    </style:style>
    <style:style style:name="P5" style:family="paragraph" style:parent-style-name="Legals">
      <style:text-properties officeooo:paragraph-rsid="0025e651"/>
    </style:style>
    <style:style style:name="P6" style:family="paragraph" style:parent-style-name="Body">
      <style:text-properties officeooo:paragraph-rsid="0042d658"/>
    </style:style>
    <style:style style:name="P7" style:family="paragraph" style:parent-style-name="Body">
      <style:text-properties officeooo:paragraph-rsid="003ba2ab"/>
    </style:style>
    <style:style style:name="P8" style:family="paragraph" style:parent-style-name="Body">
      <style:text-properties fo:color="#000000" fo:language="en" fo:country="US" fo:font-style="normal" officeooo:rsid="0030e44e" officeooo:paragraph-rsid="0030e44e" style:font-style-asian="normal" style:language-complex="ar" style:country-complex="SA" style:font-style-complex="normal"/>
    </style:style>
    <style:style style:name="P9" style:family="paragraph" style:parent-style-name="Body">
      <style:text-properties fo:color="#000000" fo:language="en" fo:country="US" fo:font-style="normal" officeooo:paragraph-rsid="002a43cb" style:font-style-asian="normal" style:language-complex="ar" style:country-complex="SA" style:font-style-complex="normal"/>
    </style:style>
    <style:style style:name="P10" style:family="paragraph" style:parent-style-name="Body">
      <style:text-properties fo:color="#000000" fo:language="en" fo:country="US" fo:font-style="normal" officeooo:paragraph-rsid="002a95ab" style:font-style-asian="normal" style:language-complex="ar" style:country-complex="SA" style:font-style-complex="normal"/>
    </style:style>
    <style:style style:name="P11" style:family="paragraph" style:parent-style-name="Body">
      <style:text-properties fo:color="#000000" fo:language="en" fo:country="US" fo:font-style="normal" officeooo:paragraph-rsid="002c7d19" style:font-style-asian="normal" style:language-complex="ar" style:country-complex="SA" style:font-style-complex="normal"/>
    </style:style>
    <style:style style:name="P12" style:family="paragraph" style:parent-style-name="Body">
      <style:text-properties fo:color="#000000" fo:language="en" fo:country="US" fo:font-style="normal" officeooo:rsid="00290bb4" officeooo:paragraph-rsid="00290bb4" style:font-style-asian="normal" style:language-complex="ar" style:country-complex="SA" style:font-style-complex="normal"/>
    </style:style>
    <style:style style:name="P13" style:family="paragraph" style:parent-style-name="Body">
      <style:text-properties fo:color="#000000" fo:language="en" fo:country="US" fo:font-style="normal" officeooo:rsid="002a230b" officeooo:paragraph-rsid="002a230b" style:font-style-asian="normal" style:language-complex="ar" style:country-complex="SA" style:font-style-complex="normal"/>
    </style:style>
    <style:style style:name="P14" style:family="paragraph" style:parent-style-name="Body">
      <style:text-properties fo:color="#000000" fo:language="en" fo:country="US" fo:font-style="normal" officeooo:rsid="0035b814" officeooo:paragraph-rsid="0035b814" style:font-style-asian="normal" style:language-complex="ar" style:country-complex="SA" style:font-style-complex="normal"/>
    </style:style>
    <style:style style:name="P15" style:family="paragraph" style:parent-style-name="Body">
      <style:text-properties fo:color="#000000" officeooo:paragraph-rsid="00388e24"/>
    </style:style>
    <style:style style:name="P16" style:family="paragraph" style:parent-style-name="Body">
      <style:text-properties officeooo:paragraph-rsid="0021c380"/>
    </style:style>
    <style:style style:name="P17" style:family="paragraph" style:parent-style-name="Body">
      <style:text-properties fo:language="en" fo:country="US" style:language-complex="ar" style:country-complex="SA"/>
    </style:style>
    <style:style style:name="P18" style:family="paragraph" style:parent-style-name="Body">
      <style:text-properties fo:language="en" fo:country="US" officeooo:rsid="001febee" officeooo:paragraph-rsid="0021c380" style:language-complex="ar" style:country-complex="SA"/>
    </style:style>
    <style:style style:name="P19"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0" style:family="paragraph" style:parent-style-name="Body">
      <style:text-properties officeooo:paragraph-rsid="00363f93"/>
    </style:style>
    <style:style style:name="P21" style:family="paragraph" style:parent-style-name="Body">
      <style:text-properties officeooo:paragraph-rsid="003dc3a8"/>
    </style:style>
    <style:style style:name="P22" style:family="paragraph" style:parent-style-name="Body">
      <style:text-properties officeooo:paragraph-rsid="0042c41b"/>
    </style:style>
    <style:style style:name="P23" style:family="paragraph" style:parent-style-name="Body">
      <style:text-properties officeooo:rsid="0037faa4" officeooo:paragraph-rsid="0037faa4"/>
    </style:style>
    <style:style style:name="P24" style:family="paragraph" style:parent-style-name="Body">
      <style:text-properties officeooo:rsid="00363f93" officeooo:paragraph-rsid="00363f93"/>
    </style:style>
    <style:style style:name="P25" style:family="paragraph" style:parent-style-name="Body">
      <style:text-properties fo:font-style="normal" officeooo:rsid="003bd690" officeooo:paragraph-rsid="003bd690" style:font-style-asian="normal" style:font-style-complex="normal"/>
    </style:style>
    <style:style style:name="P26" style:family="paragraph" style:parent-style-name="Body">
      <style:text-properties fo:color="#800000" officeooo:paragraph-rsid="0050d435"/>
    </style:style>
    <style:style style:name="P2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8" style:family="paragraph" style:parent-style-name="CellBody">
      <style:paragraph-properties fo:keep-with-next="always" style:snap-to-layout-grid="false"/>
      <style:text-properties fo:language="en" fo:country="US" style:language-complex="ar" style:country-complex="SA"/>
    </style:style>
    <style:style style:name="P29" style:family="paragraph" style:parent-style-name="CellBody">
      <style:paragraph-properties fo:keep-with-next="always" style:snap-to-layout-grid="false"/>
      <style:text-properties fo:language="en" fo:country="US" officeooo:rsid="0030e44e" officeooo:paragraph-rsid="0030e44e" style:language-complex="ar" style:country-complex="SA"/>
    </style:style>
    <style:style style:name="P30" style:family="paragraph" style:parent-style-name="Abstract">
      <style:text-properties fo:font-size="16pt" fo:language="en" fo:country="US" fo:font-weight="bold" style:font-size-asian="16pt" style:font-weight-asian="bold" style:language-complex="ar" style:country-complex="SA"/>
    </style:style>
    <style:style style:name="P31" style:family="paragraph" style:parent-style-name="Abstract">
      <style:text-properties fo:language="en" fo:country="US" officeooo:rsid="00290bb4" officeooo:paragraph-rsid="00290bb4" style:language-complex="ar" style:country-complex="SA"/>
    </style:style>
    <style:style style:name="P32" style:family="paragraph" style:parent-style-name="CellBody">
      <style:paragraph-properties style:snap-to-layout-grid="false"/>
      <style:text-properties fo:language="en" fo:country="US" style:language-complex="ar" style:country-complex="SA"/>
    </style:style>
    <style:style style:name="P33" style:family="paragraph" style:parent-style-name="CellBody">
      <style:text-properties fo:color="#000000" fo:language="en" fo:country="US" fo:font-style="normal" style:font-style-asian="normal" style:language-complex="ar" style:country-complex="SA" style:font-style-complex="normal"/>
    </style:style>
    <style:style style:name="P34" style:family="paragraph" style:parent-style-name="CellBody">
      <style:paragraph-properties style:snap-to-layout-grid="false"/>
      <style:text-properties fo:color="#000000" fo:language="en" fo:country="US" fo:font-style="normal" officeooo:rsid="00290bb4" officeooo:paragraph-rsid="00290bb4" style:font-style-asian="normal" style:language-complex="ar" style:country-complex="SA" style:font-style-complex="normal"/>
    </style:style>
    <style:style style:name="P35" style:family="paragraph" style:parent-style-name="CellBody">
      <style:text-properties fo:color="#000000" fo:language="en" fo:country="US" fo:font-style="normal" officeooo:rsid="00290bb4" officeooo:paragraph-rsid="00290bb4" style:font-style-asian="normal" style:language-complex="ar" style:country-complex="SA" style:font-style-complex="normal"/>
    </style:style>
    <style:style style:name="P36" style:family="paragraph" style:parent-style-name="CellBody">
      <style:text-properties fo:color="#000000" fo:language="en" fo:country="US" fo:font-style="normal" officeooo:paragraph-rsid="004419d2" style:font-style-asian="normal" style:language-complex="ar" style:country-complex="SA" style:font-style-complex="normal"/>
    </style:style>
    <style:style style:name="P37" style:family="paragraph" style:parent-style-name="CellBody">
      <style:paragraph-properties style:snap-to-layout-grid="false"/>
      <style:text-properties fo:color="#000000" fo:language="en" fo:country="US" fo:font-style="normal" officeooo:rsid="004419d2" officeooo:paragraph-rsid="004419d2" style:font-style-asian="normal" style:language-complex="ar" style:country-complex="SA" style:font-style-complex="normal"/>
    </style:style>
    <style:style style:name="P38" style:family="paragraph" style:parent-style-name="Document_20_Title">
      <style:text-properties fo:language="en" fo:country="US" style:language-complex="ar" style:country-complex="SA"/>
    </style:style>
    <style:style style:name="P39" style:family="paragraph" style:parent-style-name="Standard">
      <style:text-properties style:font-name="Arial1" fo:font-size="9pt" fo:language="en" fo:country="US" officeooo:paragraph-rsid="0021c380" style:font-size-asian="9pt" style:font-size-complex="9pt" style:language-complex="ar" style:country-complex="SA"/>
    </style:style>
    <style:style style:name="P40" style:family="paragraph" style:parent-style-name="Standard">
      <style:text-properties style:font-name="Arial1" fo:language="en" fo:country="US" officeooo:paragraph-rsid="0021c380" style:language-complex="ar" style:country-complex="SA"/>
    </style:style>
    <style:style style:name="P41" style:family="paragraph" style:parent-style-name="Standard">
      <style:text-properties style:font-name="Arial1" fo:language="en" fo:country="US" officeooo:rsid="001febee" officeooo:paragraph-rsid="0021c380" style:language-complex="ar" style:country-complex="SA"/>
    </style:style>
    <style:style style:name="P42" style:family="paragraph" style:parent-style-name="Standard">
      <style:text-properties fo:color="#ff0000" fo:language="en" fo:country="US" fo:font-style="italic" fo:font-weight="bold" style:font-style-asian="italic" style:font-weight-asian="bold" style:language-complex="ar" style:country-complex="SA"/>
    </style:style>
    <style:style style:name="P43"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44"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45" style:family="paragraph" style:parent-style-name="Body">
      <style:paragraph-properties fo:orphans="2" fo:widows="2" style:writing-mode="lr-tb"/>
      <style:text-properties fo:color="#000000" fo:font-size="10pt" fo:language="en" fo:country="US" fo:font-style="normal" officeooo:rsid="0030e44e" officeooo:paragraph-rsid="0030e44e" style:font-name-asian="Times New Roman" style:font-size-asian="10pt" style:font-style-asian="normal" style:font-name-complex="Times New Roman" style:font-size-complex="10pt" style:language-complex="ar" style:country-complex="SA" style:font-style-complex="normal"/>
    </style:style>
    <style:style style:name="P46"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47" style:family="paragraph" style:parent-style-name="Body">
      <style:paragraph-properties fo:margin-left="0.2909in" fo:margin-right="0in" fo:text-indent="0in" style:auto-text-indent="false"/>
      <style:text-properties style:font-name="Courier New1" officeooo:rsid="00363f93" officeooo:paragraph-rsid="00363f93"/>
    </style:style>
    <style:style style:name="P48" style:family="paragraph" style:parent-style-name="Heading_20_1">
      <style:text-properties fo:language="en" fo:country="US" style:language-complex="ar" style:country-complex="SA"/>
    </style:style>
    <style:style style:name="P49" style:family="paragraph" style:parent-style-name="Heading_20_1">
      <style:paragraph-properties fo:break-before="page"/>
      <style:text-properties fo:language="en" fo:country="US" style:language-complex="ar" style:country-complex="SA"/>
    </style:style>
    <style:style style:name="P50" style:family="paragraph" style:parent-style-name="CellBody" style:list-style-name="L1">
      <style:text-properties fo:color="#000000" fo:language="en" fo:country="US" fo:font-style="normal" officeooo:rsid="004419d2" officeooo:paragraph-rsid="004419d2" style:font-style-asian="normal" style:language-complex="ar" style:country-complex="SA" style:font-style-complex="normal"/>
    </style:style>
    <style:style style:name="P51" style:family="paragraph" style:parent-style-name="CellBody">
      <style:paragraph-properties style:snap-to-layout-grid="false"/>
      <style:text-properties fo:color="#000000" fo:language="en" fo:country="US" fo:font-style="normal" officeooo:rsid="004419d2" officeooo:paragraph-rsid="004419d2" style:font-style-asian="normal" style:language-complex="ar" style:country-complex="SA" style:font-style-complex="normal"/>
    </style:style>
    <style:style style:name="P52" style:family="paragraph" style:parent-style-name="CellBody">
      <style:text-properties fo:color="#000000" fo:language="en" fo:country="US" fo:font-style="normal" officeooo:paragraph-rsid="00522195" style:font-style-asian="normal" style:language-complex="ar" style:country-complex="SA" style:font-style-complex="normal"/>
    </style:style>
    <style:style style:name="P53" style:family="paragraph" style:parent-style-name="CellBody" style:list-style-name="L3">
      <style:text-properties fo:color="#000000" fo:language="en" fo:country="US" fo:font-style="normal" officeooo:paragraph-rsid="00522195" style:font-style-asian="normal" style:language-complex="ar" style:country-complex="SA" style:font-style-complex="normal"/>
    </style:style>
    <style:style style:name="P54" style:family="paragraph" style:parent-style-name="CellBody">
      <style:paragraph-properties style:snap-to-layout-grid="false"/>
      <style:text-properties fo:language="en" fo:country="US" style:language-complex="ar" style:country-complex="SA"/>
    </style:style>
    <style:style style:name="P55" style:family="paragraph" style:parent-style-name="Heading_20_3">
      <style:text-properties officeooo:rsid="0037faa4" officeooo:paragraph-rsid="0037faa4"/>
    </style:style>
    <style:style style:name="P56" style:family="paragraph" style:parent-style-name="Heading_20_3">
      <style:text-properties fo:font-style="normal" officeooo:rsid="003bd690" officeooo:paragraph-rsid="003bd690" style:font-style-asian="normal" style:font-style-complex="normal"/>
    </style:style>
    <style:style style:name="P57" style:family="paragraph" style:parent-style-name="Heading_20_3">
      <style:text-properties fo:font-style="normal" officeooo:rsid="003dc3a8" officeooo:paragraph-rsid="003dc3a8" style:font-style-asian="normal" style:font-style-complex="normal"/>
    </style:style>
    <style:style style:name="P58" style:family="paragraph" style:parent-style-name="Heading_20_3">
      <style:text-properties fo:font-style="normal" officeooo:rsid="003ba2ab" officeooo:paragraph-rsid="003ba2ab" style:font-style-asian="normal" style:font-style-complex="normal"/>
    </style:style>
    <style:style style:name="P59" style:family="paragraph" style:parent-style-name="Body" style:list-style-name="L2">
      <style:text-properties fo:color="#000000" fo:language="en" fo:country="US" fo:font-style="normal" officeooo:paragraph-rsid="002d68c3" style:font-style-asian="normal" style:language-complex="ar" style:country-complex="SA" style:font-style-complex="normal"/>
    </style:style>
    <style:style style:name="P60" style:family="paragraph" style:parent-style-name="Body" style:list-style-name="L2">
      <style:text-properties fo:color="#000000" fo:language="en" fo:country="US" fo:font-style="normal" officeooo:paragraph-rsid="002de7ab" style:font-style-asian="normal" style:language-complex="ar" style:country-complex="SA" style:font-style-complex="normal"/>
    </style:style>
    <style:style style:name="P61" style:family="paragraph" style:parent-style-name="Body" style:list-style-name="L2">
      <style:text-properties fo:color="#000000" fo:language="en" fo:country="US" fo:font-style="normal" officeooo:paragraph-rsid="0030a513" style:font-style-asian="normal" style:language-complex="ar" style:country-complex="SA" style:font-style-complex="normal"/>
    </style:style>
    <style:style style:name="P62" style:family="paragraph" style:parent-style-name="Body" style:list-style-name="L2">
      <style:text-properties fo:color="#000000" fo:language="en" fo:country="US" fo:font-style="normal" officeooo:rsid="0030e44e" officeooo:paragraph-rsid="0030e44e" style:font-style-asian="normal" style:language-complex="ar" style:country-complex="SA" style:font-style-complex="normal"/>
    </style:style>
    <style:style style:name="P63" style:family="paragraph" style:parent-style-name="Body">
      <style:text-properties officeooo:paragraph-rsid="0042d658"/>
    </style:style>
    <style:style style:name="P64" style:family="paragraph" style:parent-style-name="Body">
      <style:text-properties officeooo:paragraph-rsid="003ba2ab"/>
    </style:style>
    <style:style style:name="P65" style:family="paragraph" style:parent-style-name="Document_20_Title" style:master-page-name="Standard">
      <style:paragraph-properties fo:text-align="center" style:justify-single-word="false" style:page-number="auto"/>
      <style:text-properties fo:language="en" fo:country="US" style:language-complex="ar" style:country-complex="SA"/>
    </style:style>
    <style:style style:name="P66" style:family="paragraph" style:parent-style-name="Heading_20_2">
      <style:text-properties fo:language="en" fo:country="US" style:language-complex="ar" style:country-complex="SA"/>
    </style:style>
    <style:style style:name="P67" style:family="paragraph" style:parent-style-name="Heading_20_2">
      <style:text-properties fo:language="en" fo:country="US" officeooo:rsid="0021c380" officeooo:paragraph-rsid="0021c380" style:language-complex="ar" style:country-complex="SA"/>
    </style:style>
    <style:style style:name="P68" style:family="paragraph" style:parent-style-name="Heading_20_2">
      <style:text-properties fo:language="en" fo:country="US" officeooo:rsid="001febee" officeooo:paragraph-rsid="0021c380" style:language-complex="ar" style:country-complex="SA"/>
    </style:style>
    <style:style style:name="P69" style:family="paragraph" style:parent-style-name="Heading_20_2">
      <style:text-properties fo:language="en" fo:country="US" officeooo:paragraph-rsid="001febee" style:language-complex="ar" style:country-complex="SA"/>
    </style:style>
    <style:style style:name="P70" style:family="paragraph" style:parent-style-name="Heading_20_2">
      <style:text-properties officeooo:rsid="0035b814" officeooo:paragraph-rsid="0035b814"/>
    </style:style>
    <style:style style:name="P71" style:family="paragraph" style:parent-style-name="Definition_20_Term">
      <style:text-properties fo:language="en" fo:country="US" style:language-complex="ar" style:country-complex="SA"/>
    </style:style>
    <style:style style:name="T1" style:family="text">
      <style:text-properties fo:font-style="normal" officeooo:rsid="00419c79" style:font-style-asian="normal" style:font-style-complex="normal"/>
    </style:style>
    <style:style style:name="T2" style:family="text">
      <style:text-properties fo:color="#000000" fo:font-style="normal" officeooo:rsid="00388e24" style:font-style-asian="normal" style:font-style-complex="normal"/>
    </style:style>
    <style:style style:name="T3" style:family="text">
      <style:text-properties fo:color="#800000" fo:font-style="normal" officeooo:rsid="0048963e" style:font-style-asian="normal" style:font-style-complex="normal"/>
    </style:style>
    <style:style style:name="T4" style:family="text">
      <style:text-properties fo:font-style="normal" officeooo:rsid="004a916d" style:font-style-asian="normal" style:font-style-complex="normal"/>
    </style:style>
    <style:style style:name="T5" style:family="text">
      <style:text-properties officeooo:rsid="001febee"/>
    </style:style>
    <style:style style:name="T6" style:family="text">
      <style:text-properties fo:font-style="normal" style:font-style-asian="normal" style:font-style-complex="normal"/>
    </style:style>
    <style:style style:name="T7" style:family="text">
      <style:text-properties fo:font-style="normal" officeooo:rsid="00419c79" style:font-style-asian="normal" style:font-style-complex="normal"/>
    </style:style>
    <style:style style:name="T8" style:family="text">
      <style:text-properties fo:font-style="normal" officeooo:rsid="004a916d" style:font-style-asian="normal" style:font-style-complex="normal"/>
    </style:style>
    <style:style style:name="T9" style:family="text">
      <style:text-properties fo:font-style="normal" officeooo:rsid="003a503e" style:font-style-asian="normal" style:font-style-complex="normal"/>
    </style:style>
    <style:style style:name="T10" style:family="text">
      <style:text-properties fo:font-style="normal" officeooo:rsid="003ba2ab" style:font-style-asian="normal" style:font-style-complex="normal"/>
    </style:style>
    <style:style style:name="T11" style:family="text">
      <style:text-properties fo:font-style="normal" officeooo:rsid="003bd690" style:font-style-asian="normal" style:font-style-complex="normal"/>
    </style:style>
    <style:style style:name="T12" style:family="text">
      <style:text-properties fo:font-style="normal" officeooo:rsid="003dc3a8" style:font-style-asian="normal" style:font-style-complex="normal"/>
    </style:style>
    <style:style style:name="T13" style:family="text">
      <style:text-properties fo:font-style="normal" officeooo:rsid="003f62e9" style:font-style-asian="normal" style:font-style-complex="normal"/>
    </style:style>
    <style:style style:name="T14" style:family="text">
      <style:text-properties fo:font-style="normal" officeooo:rsid="0042c41b" style:font-style-asian="normal" style:font-style-complex="normal"/>
    </style:style>
    <style:style style:name="T15" style:family="text">
      <style:text-properties fo:font-style="normal" officeooo:rsid="0042d658" style:font-style-asian="normal" style:font-style-complex="normal"/>
    </style:style>
    <style:style style:name="T16" style:family="text">
      <style:text-properties fo:font-style="normal" officeooo:rsid="004e6c3a" style:font-style-asian="normal" style:font-style-complex="normal"/>
    </style:style>
    <style:style style:name="T17" style:family="text">
      <style:text-properties fo:color="#000000" fo:font-style="normal" officeooo:rsid="00388e24" style:font-style-asian="normal" style:font-style-complex="normal"/>
    </style:style>
    <style:style style:name="T18" style:family="text">
      <style:text-properties fo:color="#000000" fo:language="en" fo:country="US" fo:font-style="normal" officeooo:rsid="0030e44e" style:font-style-asian="normal" style:language-complex="ar" style:country-complex="SA" style:font-style-complex="normal"/>
    </style:style>
    <style:style style:name="T19" style:family="text">
      <style:text-properties fo:color="#000000" fo:language="en" fo:country="US" fo:font-style="normal" officeooo:rsid="003f62e9" style:font-style-asian="normal" style:language-complex="ar" style:country-complex="SA" style:font-style-complex="normal"/>
    </style:style>
    <style:style style:name="T20" style:family="text">
      <style:text-properties fo:color="#000000" fo:language="en" fo:country="US" fo:font-style="normal" officeooo:rsid="0041054c" style:font-style-asian="normal" style:language-complex="ar" style:country-complex="SA" style:font-style-complex="normal"/>
    </style:style>
    <style:style style:name="T21" style:family="text">
      <style:text-properties fo:color="#000000" fo:language="en" fo:country="US" fo:font-style="normal" officeooo:rsid="0042d658" style:font-style-asian="normal" style:language-complex="ar" style:country-complex="SA" style:font-style-complex="normal"/>
    </style:style>
    <style:style style:name="T22" style:family="text">
      <style:text-properties fo:color="#800000" fo:font-style="normal" officeooo:rsid="0048963e" style:font-style-asian="normal" style:font-style-complex="normal"/>
    </style:style>
    <style:style style:name="T23" style:family="text">
      <style:text-properties officeooo:rsid="002de7ab"/>
    </style:style>
    <style:style style:name="T24" style:family="text">
      <style:text-properties officeooo:rsid="0030a513"/>
    </style:style>
    <style:style style:name="T25" style:family="text">
      <style:text-properties officeooo:rsid="0030e44e"/>
    </style:style>
    <style:style style:name="T26" style:family="text">
      <style:text-properties officeooo:rsid="0032f217"/>
    </style:style>
    <style:style style:name="T27" style:family="text">
      <style:text-properties officeooo:rsid="0033f54d"/>
    </style:style>
    <style:style style:name="T28" style:family="text">
      <style:text-properties fo:font-size="14pt" fo:font-weight="normal" style:font-size-asian="14pt" style:font-weight-asian="normal"/>
    </style:style>
    <style:style style:name="T29" style:family="text">
      <style:text-properties fo:language="en" fo:country="US" officeooo:rsid="001febee" style:language-complex="ar" style:country-complex="SA"/>
    </style:style>
    <style:style style:name="T30" style:family="text">
      <style:text-properties style:font-name="Courier New"/>
    </style:style>
    <style:style style:name="T31" style:family="text">
      <style:text-properties officeooo:rsid="00290bb4"/>
    </style:style>
    <style:style style:name="T32" style:family="text">
      <style:text-properties officeooo:rsid="002a43cb"/>
    </style:style>
    <style:style style:name="T33" style:family="text">
      <style:text-properties officeooo:rsid="002a95ab"/>
    </style:style>
    <style:style style:name="T34" style:family="text">
      <style:text-properties officeooo:rsid="002c7d19"/>
    </style:style>
    <style:style style:name="T35" style:family="text">
      <style:text-properties officeooo:rsid="002d68c3"/>
    </style:style>
    <style:style style:name="T36" style:family="text">
      <style:text-properties officeooo:rsid="00343647"/>
    </style:style>
    <style:style style:name="T37" style:family="text">
      <style:text-properties officeooo:rsid="00353016"/>
    </style:style>
    <style:style style:name="T38" style:family="text">
      <style:text-properties style:font-name="Arial1" fo:font-size="10pt" officeooo:rsid="00353016" style:font-name-asian="Times New Roman" style:font-size-asian="10pt" style:font-name-complex="Times New Roman" style:font-size-complex="10pt"/>
    </style:style>
    <style:style style:name="T39" style:family="text">
      <style:text-properties officeooo:rsid="00363f93"/>
    </style:style>
    <style:style style:name="T40" style:family="text">
      <style:text-properties style:font-name="Courier New1" officeooo:rsid="00363f93"/>
    </style:style>
    <style:style style:name="T41" style:family="text">
      <style:text-properties officeooo:rsid="0037faa4"/>
    </style:style>
    <style:style style:name="T42" style:family="text">
      <style:text-properties officeooo:rsid="00384682"/>
    </style:style>
    <style:style style:name="T43" style:family="text">
      <style:text-properties officeooo:rsid="00388e24"/>
    </style:style>
    <style:style style:name="T44" style:family="text">
      <style:text-properties officeooo:rsid="003a503e"/>
    </style:style>
    <style:style style:name="T45" style:family="text">
      <style:text-properties officeooo:rsid="004419d2"/>
    </style:style>
    <style:style style:name="T46" style:family="text">
      <style:text-properties officeooo:rsid="0050d435"/>
    </style:style>
    <style:style style:name="T47" style:family="text">
      <style:text-properties officeooo:rsid="005221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328654496" text:id="ct328654496">
          <text:insertion>
            <office:change-info>
              <dc:creator>Thomas Watson</dc:creator>
              <dc:date>2013-09-20T10:06:00</dc:date>
            </office:change-info>
          </text:insertion>
        </text:changed-region>
        <text:changed-region xml:id="ct448870848" text:id="ct448870848">
          <text:insertion>
            <office:change-info>
              <dc:creator>Thomas Watson</dc:creator>
              <dc:date>2013-09-20T10:06:00</dc:date>
            </office:change-info>
          </text:insertion>
        </text:changed-region>
        <text:changed-region xml:id="ct430756480" text:id="ct430756480">
          <text:insertion>
            <office:change-info>
              <dc:creator>Thomas Watson</dc:creator>
              <dc:date>2013-09-20T10:07:00</dc:date>
            </office:change-info>
          </text:insertion>
        </text:changed-region>
        <text:changed-region xml:id="ct449777424" text:id="ct449777424">
          <text:insertion>
            <office:change-info>
              <dc:creator>Thomas Watson</dc:creator>
              <dc:date>2013-09-20T10:08:00</dc:date>
            </office:change-info>
          </text:insertion>
        </text:changed-region>
        <text:changed-region xml:id="ct328651104" text:id="ct328651104">
          <text:deletion>
            <office:change-info>
              <dc:creator>Thomas Watson</dc:creator>
              <dc:date>2013-09-16T16:06:00</dc:date>
            </office:change-info>
            <text:p text:style-name="P1"><text:span text:style-name="T1"><text:s text:c="2"/></text:span><text:span text:style-name="T2">The order in which framework extension activators are called is not specified and should not be relied upon. </text:span><text:span text:style-name="T3">[XXX Make it the same as normal bundles]</text:span></text:p>
          </text:deletion>
        </text:changed-region>
        <text:changed-region xml:id="ct328766480" text:id="ct328766480">
          <text:insertion>
            <office:change-info>
              <dc:creator>Thomas Watson</dc:creator>
              <dc:date>2013-09-20T09:57:00</dc:date>
            </office:change-info>
          </text:insertion>
        </text:changed-region>
        <text:changed-region xml:id="ct328597520" text:id="ct328597520">
          <text:deletion>
            <office:change-info>
              <dc:creator>Thomas Watson</dc:creator>
              <dc:date>2013-09-16T16:07:00</dc:date>
            </office:change-info>
            <text:p text:style-name="P2"><text:span text:style-name="T4">[XXX – state error condition if exception occurs]</text:span></text:p>
          </text:deletion>
        </text:changed-region>
        <text:changed-region xml:id="ct329160624" text:id="ct329160624">
          <text:insertion>
            <office:change-info>
              <dc:creator>Thomas Watson</dc:creator>
              <dc:date>2013-09-16T16: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2" draw:name="graphics3" text:anchor-type="paragraph" svg:width="7in" svg:height="3.1075in" draw:z-index="0"><draw:image xlink:href="Pictures/1000020100000427000001D8328612BC.png" xlink:type="simple" xlink:show="embed" xlink:actuate="onLoad"/></draw:frame></text:p>
      <text:p text:style-name="P38"><text:user-defined style:data-style-name="N0" text:name="RFC Title">RFC 204 - Framework Extension Activators</text:user-defined></text:p>
      <text:p text:style-name="P38"><text:span text:style-name="T28">Draft<text:line-break/><text:line-break/></text:span><text:span text:style-name="T28"><text:page-count style:num-format="1">9</text:page-count></text:span><text:span text:style-name="T28"> Pages</text:span></text:p>
      <text:p text:style-name="P30">Abstract</text:p>
      <text:p text:style-name="P31">The OSGi Core specification version 4 introduced framework extension bundles as a way to deliver optional parts of the Framework implementation. <text:s/>The OSGi Core specification version 4.2 and 4.3 introduced various framework hooks that allowed bundles on top of the framework to augment certain behaviors of the framework. <text:s/>For example, the service, bundle and resolver hooks together may be used to implement a scoping model for isolating groups of bundles with in the same framework. <text:s/>In many scenarios it is desired to have these hooks be available (registered) as early as possible to guarantee consistent behavior for the complete lifecycle of the framework. <text:s/>Currently there is no standard to ensure the hook implementations are available when a framework is initialized because hook implementations are registered as services by normal bundles which can only be activated after a framework has been initialized.</text:p>
      <text:p text:style-name="P31">This RFC specifies extension bundle activators which can be used by a framework extension to hook into the initialization process of the framework, including the ability to register framework hook services.</text:p>
      <text:h text:style-name="P49" text:outline-level="1" text:restart-numbering="true" text:start-value="-1">Document Information</text:h>
      <text:h text:style-name="P67" text:outline-level="2">License</text:h>
      <text:p text:style-name="P19">DISTRIBUTION AND FEEDBACK LICENSE, Version 2.0</text:p>
      <text:p text:style-name="P3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9"/>
      <text:p text:style-name="P3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9"/>
      <text:p text:style-name="P3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9">NEITHER THE OSGi ALLIANCE NOR ANY THIRD PARTY WILL BE LIABLE FOR ANY DIRECT, INDIRECT, SPECIAL, INCIDENTAL OR CONSEQUENTIAL DAMAGES ARISING OUT OF OR RELATING TO ANY USE OR DISTRIBUTION OF THE DISTRIBUTION. </text:p>
      <text:p text:style-name="P39"/>
      <text:p text:style-name="P3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9"/>
      <text:p text:style-name="P3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9"/>
      <text:p text:style-name="P3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0"/>
      <text:p text:style-name="P41">I HEREBY ACKNOWLEDGE AND AGREE TO THE TERMS AND CONDITIONS DELINEATED ABOVE.</text:p>
      <text:h text:style-name="P68"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8" text:outline-level="2">Feedback</text:h>
      <text:p text:style-name="P16"><text:span text:style-name="T29">This document can be downloaded from the OSGi Alliance design repository at </text:span><text:a xlink:type="simple" xlink:href="https://github.com/osgi/design"><text:span text:style-name="T29">https://github.com/osgi/design</text:span></text:a><text:span text:style-name="T29"> The public can provide feedback about this document by opening a bug at https://www.osgi.org/bugzilla/.</text:span></text:p>
      <text:h text:style-name="P6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4">0 Document Information<text:tab/>2</text:p>
          <text:p text:style-name="P46">0.1 License<text:tab/>2</text:p>
          <text:p text:style-name="P46">0.2 Trademarks<text:tab/>3</text:p>
          <text:p text:style-name="P46">0.3 Feedback<text:tab/>3</text:p>
          <text:p text:style-name="P46">0.4 Table of Contents<text:tab/>3</text:p>
          <text:p text:style-name="P46">0.5 Terminology and Document Conventions<text:tab/>4</text:p>
          <text:p text:style-name="P46">0.6 Revision History<text:tab/>4</text:p>
          <text:p text:style-name="P44">1 Introduction<text:tab/>4</text:p>
          <text:p text:style-name="P44">2 Application Domain<text:tab/>5</text:p>
          <text:p text:style-name="P44">3 Problem Description<text:tab/>5</text:p>
          <text:p text:style-name="P44">4 Requirements<text:tab/>6</text:p>
          <text:p text:style-name="P44">5 Technical Solution<text:tab/>6</text:p>
          <text:p text:style-name="P46">5.1 Framework Extension Activator<text:tab/>7</text:p>
          <text:p text:style-name="P43">5.1.1 Initialization<text:tab/>7</text:p>
          <text:p text:style-name="P43">5.1.2 Update and Uninstall<text:tab/>7</text:p>
          <text:p text:style-name="P43">5.1.3 Installing<text:tab/>7</text:p>
          <text:p text:style-name="P43">5.1.4 Shutdown<text:tab/>7</text:p>
          <text:p text:style-name="P44">6 Data Transfer Objects<text:tab/>8</text:p>
          <text:p text:style-name="P44">7 Javadoc<text:tab/>8</text:p>
          <text:p text:style-name="P44"><text:soft-page-break/>8 Considered Alternatives<text:tab/>8</text:p>
          <text:p text:style-name="P44">9 Security Considerations<text:tab/>8</text:p>
          <text:p text:style-name="P44">10 Document Support<text:tab/>9</text:p>
          <text:p text:style-name="P46">10.1 References<text:tab/>9</text:p>
          <text:p text:style-name="P46">10.2 Author’s Address<text:tab/>9</text:p>
          <text:p text:style-name="P46">10.3 Acronyms and Abbreviations<text:tab/>9</text:p>
          <text:p text:style-name="P46">10.4 End of Document<text:tab/>9</text:p>
        </text:index-body>
      </text:table-of-content>
      <text:p text:style-name="P17"/>
      <text:h text:style-name="P69"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7"><text:span text:style-name="T30">Source code is shown in this typeface</text:span>.</text:p>
      <text:h text:style-name="P66"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7">Revision</text:p>
            </table:table-cell>
            <table:table-cell table:style-name="Table1.A1" office:value-type="string">
              <text:p text:style-name="P27">Date</text:p>
            </table:table-cell>
            <table:table-cell table:style-name="Table1.C1" office:value-type="string">
              <text:p text:style-name="P27">Comments</text:p>
            </table:table-cell>
          </table:table-row>
        </table:table-header-rows>
        <table:table-row table:style-name="Table1.2">
          <table:table-cell table:style-name="Table1.A1" office:value-type="string">
            <text:p text:style-name="P32">Initial</text:p>
          </table:table-cell>
          <table:table-cell table:style-name="Table1.A1" office:value-type="string">
            <text:p text:style-name="P34">Aug 27 2013</text:p>
          </table:table-cell>
          <table:table-cell table:style-name="Table1.C1" office:value-type="string">
            <text:p text:style-name="P33"><text:span text:style-name="T31">Thomas Watson</text:span>, <text:span text:style-name="T31">IBM</text:span> <text:a xlink:type="simple" xlink:href="mailto:tjwatson@us.ibm.com"><text:span text:style-name="T31">tjwatson@us.ibm.com</text:span></text:a></text:p>
            <text:p text:style-name="P35">Initial version</text:p>
          </table:table-cell>
        </table:table-row>
        <table:table-row table:style-name="Table1.2">
          <table:table-cell table:style-name="Table1.A3" office:value-type="string">
            <text:p text:style-name="P32"/>
          </table:table-cell>
          <table:table-cell table:style-name="Table1.A3" office:value-type="string">
            <text:p text:style-name="P37">Sept 4 2013</text:p>
          </table:table-cell>
          <table:table-cell table:style-name="Table1.C3" office:value-type="string">
            <text:p text:style-name="P36"><text:span text:style-name="T45">Thomas Watson, IBM </text:span><text:a xlink:type="simple" xlink:href="mailto:tjwatson@us.ibm.com"><text:span text:style-name="T45">tjwatson@us.ibm.com</text:span></text:a></text:p>
            <text:list xml:id="list1029307725296546823" text:style-name="L1">
              <text:list-item>
                <text:p text:style-name="P50">Modified requirements based on CPEG feedback</text:p>
              </text:list-item>
              <text:list-item>
                <text:p text:style-name="P50">Added the technical section</text:p>
              </text:list-item>
            </text:list>
          </table:table-cell>
        </table:table-row>
        <table:table-row table:style-name="Table1.2">
          <table:table-cell table:style-name="Table1.A3" office:value-type="string">
            <text:p text:style-name="P32"/>
          </table:table-cell>
          <table:table-cell table:style-name="Table1.A3" office:value-type="string">
            <text:p text:style-name="P37"><text:change-start text:change-id="ct328654496"/><text:span text:style-name="T47">Sept 19 2013</text:span><text:change-end text:change-id="ct328654496"/></text:p>
          </table:table-cell>
          <table:table-cell table:style-name="Table1.C3" office:value-type="string">
            <text:p text:style-name="P52"><text:change-start text:change-id="ct448870848"/><text:span text:style-name="T47">Thomas Watson, IBM </text:span><text:a xlink:type="simple" xlink:href="mailto:tjwatson@us.ibm.com"><text:span text:style-name="T47">tjwatson@us.ibm.com</text:span></text:a></text:p>
            <text:list xml:id="list8789412129057961935" text:style-name="L3">
              <text:list-item>
                <text:p text:style-name="P53"><text:change-end text:change-id="ct448870848"/><text:change-start text:change-id="ct430756480"/><text:span text:style-name="T47">Removed mention of order for calling start methods. <text:s/>This is not mentioned for normal bundles</text:span></text:p>
              </text:list-item>
              <text:list-item>
                <text:p text:style-name="P53"><text:span text:style-name="T47">Added a</text:span><text:change-end text:change-id="ct430756480"/><text:change-start text:change-id="ct449777424"/><text:span text:style-name="T47">n error event when stop method throws an exception</text:span></text:p>
              </text:list-item>
              <text:list-item>
                <text:p text:style-name="P53"><text:span text:style-name="T47">Mentioned open bug for ongoing discussion of exceptions on start method.</text:span><text:change-end text:change-id="ct449777424"/></text:p>
              </text:list-item>
            </text:list>
          </table:table-cell>
        </table:table-row>
      </table:table>
      <text:p text:style-name="P17"/>
      <text:h text:style-name="P48" text:outline-level="1"><text:soft-page-break/>Introduction</text:h>
      <text:p text:style-name="P12">The OSGi Core specification version 4 introduced framework extension bundles as a way to deliver optional parts of the Framework implementation. <text:s/>The OSGi Core specification version 4.2 and 4.3 introduced various framework hooks that allowed bundles on top of the framework to augment certain behaviors of the framework. <text:s/>For example, the service, bundle and resolver hooks together may be used to implement a scoping model for isolating groups of bundles with in the same framework. <text:s/>In many scenarios it is desired to have these hooks be available (registered) as early as possible to guarantee consistent behavior for the complete lifecycle of the framework. <text:s/>Currently there is no standard to ensure the hook implementations are available when a framework is initialized because hook implementations are registered as services by normal bundles which can only be activated after a framework has been initialized.</text:p>
      <text:p text:style-name="P12">This RFC specifies extension bundle activators which can be used by a framework extension to hook into the initialization process of the framework, including the ability to register framework hook services.</text:p>
      <text:h text:style-name="P48" text:outline-level="1">Application Domain</text:h>
      <text:p text:style-name="P13">The basic framework provides complete visibility for any bundle to any other bundle, service or capability. <text:s/>In certain use cases it is important to provide a notion of isolation or scope to a group of bundles. <text:s/>The Enterprise specification has defined subsystems as a standard way to isolate groups of bundles.</text:p>
      <text:p text:style-name="P13">In environments that include an isolation model, such as subsystems, framework hooks are used extensively to provide the implementation of the isolation model. <text:s/>In order to provide a consistent behavior the framework hook service implementations must be registered before any operation occurs that requires isolation. <text:s/>For example, resolution operations, interactions with the service registry etc.</text:p>
      <text:h text:style-name="P48" text:outline-level="1">Problem Description</text:h>
      <text:p text:style-name="P9"><text:span text:style-name="T32">In order for framework hook service implementations to provide consistent behavior they must be registered with the service registry and available before any framework operations occur where they need to influence the behavior. <text:s/></text:span><text:span text:style-name="T33">For service and bundle hooks this is typically not an issue if the hook implementations are registered by a bundle at a very low start-level (for example start-level 1). <text:s/>This allows them to be available before any other normal bundles interact with the service registry or the set of installed bundles.</text:span></text:p>
      <text:p text:style-name="P10"><text:span text:style-name="T33">Resolver hooks participate in the resolve process of the framework. <text:s/>The specification allows resolution to occur at any time. <text:s/>Resolution may occur before even starting the first bundle (including the bundle that implements a resolver hook). <text:s/></text:span><text:span text:style-name="T34">This implies that bundles implementing resolver hooks must do some kind of consistency check each time they come on line to see if the wiring has changed since the last time they were active. <text:s/>One way to do this would involve the resolve hook implementation persisting the complete wiring graph on shutdown and then comparing the graph to the current wiring graph on restart. <text:s/>This is likely to be complicated and an expensive operation.</text:span></text:p>
      <text:p text:style-name="P11"><text:span text:style-name="T34">Conceptually framework hook implementations </text:span><text:span text:style-name="T23">extend</text:span><text:span text:style-name="T34"> the framework and can be considered part of the framework. <text:s/>In many cases it is desirable to make the hooks available as soon as the framework is initialized. <text:s/>One way to solve this issue is to introduce extension bundle activators </text:span><text:span text:style-name="T35">which can be declared by a framework extension. <text:s/>This would allow the activator to be called during framework initialization to establish the framework </text:span><text:soft-page-break/><text:span text:style-name="T35">hook as early as possible. <text:s/>It would also allow the framework hook to remain available as late as possible during the framework shutdown process.</text:span></text:p>
      <text:h text:style-name="P48" text:outline-level="1">Requirements</text:h>
      <text:list xml:id="list1096631427316845536" text:style-name="L2">
        <text:list-item>
          <text:p text:style-name="P59"><text:span text:style-name="T35">A framework extension </text:span><text:span text:style-name="T23">must be able </text:span><text:span text:style-name="T36">hook into the initialization process of the framework and gain access to the system bundle's context</text:span><text:span text:style-name="T23">.</text:span></text:p>
        </text:list-item>
        <text:list-item>
          <text:p text:style-name="P60"><text:span text:style-name="T23">A bootclasspath extension must </text:span><text:span text:style-name="T25">NOT</text:span><text:span text:style-name="T23"> be able to </text:span><text:span text:style-name="T36">hook into the initialization process of the framework</text:span><text:span text:style-name="T23">.</text:span></text:p>
        </text:list-item>
        <text:list-item>
          <text:p text:style-name="P61"><text:span text:style-name="T24">During </text:span><text:span text:style-name="T36">the </text:span><text:span text:style-name="T24">initialization </text:span><text:span text:style-name="T36">process,</text:span><text:span text:style-name="T24"> if existing framework extensions </text:span><text:span text:style-name="T25">are installed and</text:span><text:span text:style-name="T24"> require resolution then the resolve operation must be scoped to only include the system bundle and its fragments. <text:s/></text:span><text:span text:style-name="T25">This resolution operation must occur before </text:span><text:span text:style-name="T36">allowing framework extensions to have access to the system bundle's context</text:span><text:span text:style-name="T25">.</text:span></text:p>
        </text:list-item>
        <text:list-item>
          <text:p text:style-name="P62">If a framework extension is allowed to be installed and resolve dynamically after framework initialization without a framework restart, then the extension bundle <text:span text:style-name="T36">must have access to the system bundle's context </text:span>as soon as the extension bundle is resolved (the current CT implies that dynamic resolution is required without a restart).</text:p>
        </text:list-item>
        <text:list-item>
          <text:p text:style-name="P62"><text:span text:style-name="T37">A framework extension must be able to hook into the </text:span>the framework shutdown process. <text:s/><text:span text:style-name="T37">This must happen </text:span>after <text:span text:style-name="T37">all other bundles are stopped </text:span>and before firing one of the FrameworkEvent.STOPPED events which Framework.waitForStop is listening for<text:span text:style-name="T26">.</text:span></text:p>
        </text:list-item>
        <text:list-item>
          <text:p text:style-name="P62">Uninstalling <text:span text:style-name="T27">and updating </text:span>a framework extension must NOT <text:span text:style-name="T37">remove </text:span><text:span text:style-name="T38">the</text:span><text:span text:style-name="T37"> extension from the framework shutdown process</text:span>.<text:span text:style-name="T26"> <text:s/></text:span><text:span text:style-name="T27">The actual effects of update/uninstall do not </text:span><text:span text:style-name="T37">take </text:span><text:span text:style-name="T27">effect until the framework is shutdown.</text:span></text:p>
        </text:list-item>
      </text:list>
      <text:h text:style-name="P48" text:outline-level="1">Technical Solution</text:h>
      <text:p text:style-name="P14">A new header is introduced for framework extensions to allow a bundle activator to be specified. <text:s/>The following sections will be merged into the Extension Bundles chapter (3.15)</text:p>
      <text:h text:style-name="P70" text:outline-level="2">Framework Extension Activator</text:h>
      <text:p text:style-name="P23">A framework extension may hook into the Framework initialization and shutdown process by specifying an Extension Bundle Activator. <text:s/>The BundleActivator interface defines methods that the Framework invokes for Extension Bundle Activators when the Framework is initialized and shutdown.</text:p>
      <text:p text:style-name="P20"><text:span text:style-name="T39">To <text:s/>inform the OSGi environment of a fully qualified class name serving as its </text:span><text:span text:style-name="T41">Extension</text:span><text:span text:style-name="T39"> Bundle Activator, a framework extension developer must declare an ExtensionBundle-Activator manifest header in the framework extension bundle's manifest file. <text:s/>The following is an example of an ExtensionBundle-Activator:</text:span></text:p>
      <text:p text:style-name="P47"><text:soft-page-break/>ExtensionBundle-Activator: com.acme.Activator</text:p>
      <text:p text:style-name="P20"><text:span text:style-name="T39">The class acting as an Extension Bundle Activator must implement the BundleActivator interface, be declared public, and have a public default constructor so an instance of it may be created with </text:span><text:span text:style-name="T40">Class.newInstance</text:span><text:span text:style-name="T39">.</text:span></text:p>
      <text:p text:style-name="P24">Supplying an Extension Bundle Activator is optional and only valid for extensions of type framework.</text:p>
      <text:h text:style-name="P55" text:outline-level="3">Initialization</text:h>
      <text:p text:style-name="P1"><text:span text:style-name="T42">The last step during Framework initialization (Section 4.2.4) is to call each Extension Bundle Activator. </text:span><text:span text:style-name="T43">The start method of e</text:span><text:span text:style-name="T42">ach Extension Bundle Activator declared by resolved framework extensions is called to inform the framework extension of the initializing framework. <text:s/></text:span><text:span text:style-name="T1">While calling Extension Bundle Activator </text:span><text:span text:style-name="T15">start</text:span><text:span text:style-name="T1"> methods the framework must be in the ST</text:span><text:span text:style-name="T15">ARTING</text:span><text:span text:style-name="T1"> state and have a valid bundle context.</text:span><text:change text:change-id="ct328651104"/><text:span text:style-name="T42"> <text:s/></text:span><text:span text:style-name="T43">Any exception thrown by an extension bundle activator start method should result in a FrameworkEvent of type ERROR.</text:span></text:p>
      <text:p text:style-name="P26"><text:span text:style-name="T43">XXX – ERROR event not much value here unless the framework has built in logging of such errors, should we fail init? Equinox would log such errors to a log and continue framework init. <text:s/>I'm not a big fan of failing initialization because it puts the framework persistent storage area into an unl</text:span><text:span text:style-name="T44">au</text:span><text:span text:style-name="T43">nchable state with no way to recover except to use a clean launch. <text:s/>This will inevitably result a severe bug report when someone installs a bad extension into a product like Eclipse</text:span><text:change-start text:change-id="ct328766480"/><text:span text:style-name="T43">. </text:span><text:span text:style-name="T46">Bug opened to discuss https://www.osgi.org/members/bugzilla/show_bug.cgi?id=2558</text:span><text:change-end text:change-id="ct328766480"/><text:span text:style-name="T43">.</text:span></text:p>
      <text:p text:style-name="P15"><text:span text:style-name="T6">During the initialization process </text:span><text:span text:style-name="T12">a framework must attempt to resolve all installed framework extensions. <text:s/>A</text:span><text:span text:style-name="T9">ll </text:span><text:span text:style-name="T6">resolve operation</text:span><text:span text:style-name="T9">s </text:span><text:span text:style-name="T12">that occur during initialization</text:span><text:span text:style-name="T6"> must </text:span><text:span text:style-name="T12">be scoped to</text:span><text:span text:style-name="T6"> only include the system bundle and its fragments. <text:s/></text:span><text:span text:style-name="T9">This is necessary to avoid resolution operations which change the wiring of normal bundles before the Extension Bundle Activators are called.</text:span></text:p>
      <text:h text:style-name="P56" text:outline-level="3">Update and Uninstall</text:h>
      <text:p text:style-name="P25">Unlike normal bundles, updating or uninstalling an extension bundle does not take effect at runtime until the framework is shutdown and restarted. <text:s/>The old content of the bundle must remain attached to the system bundle until the framework is shutdown. <text:s/>This extends to the Extension Bundle Activators that have had the start method called. <text:s/>All started Extension Bundle Activators must not have the stop method called until the framework is shutdown.</text:p>
      <text:h text:style-name="P57" text:outline-level="3">Installing</text:h>
      <text:p text:style-name="P21"><text:span text:style-name="T12">When a </text:span><text:span text:style-name="T13">f</text:span><text:span text:style-name="T12">ramework </text:span><text:span text:style-name="T13">e</text:span><text:span text:style-name="T12">xtension is installed a </text:span><text:span text:style-name="T13">F</text:span><text:span text:style-name="T12">ramework may allow the extension to become resolved dynamically, without a </text:span><text:span text:style-name="T13">F</text:span><text:span text:style-name="T12">ramework restart. <text:s/></text:span><text:span text:style-name="T18">If a framework extension is allowed to be installed and resolve dynamically after framework initialization, then the </text:span><text:span text:style-name="T19">Extension Bundle Activator start method must be called </text:span><text:span text:style-name="T18">as soon as the extension bundle is resolved. <text:s/></text:span><text:span text:style-name="T21">This must happen</text:span><text:span text:style-name="T18"> </text:span><text:span text:style-name="T20">before the resolved bundle event is fired for the extension bundle.</text:span></text:p>
      <text:h text:style-name="P58" text:outline-level="3">Shutdown</text:h>
      <text:p text:style-name="P2"><text:span text:style-name="T10">Section 4.2.6 discusses the Framework shutdown process. <text:s/>Extension Bundle Activators are </text:span><text:span text:style-name="T11">called during </text:span><text:span text:style-name="T1">the shutdown process after all other bundles are stopped. <text:s/>The Extension Bundle Activator stop methods are called after the start-level moves to 0 and before disabling event handling. <text:s/>While calling Extension Bundle Activator stop methods the framework must be in the STOPPING state and have a valid bundle context. </text:span><text:change text:change-id="ct328597520"/><text:change-start text:change-id="ct329160624"/><text:span text:style-name="T16">Any exception thrown by an extension bundle activator stop method should result in a FrameworkEvent of type ERROR.</text:span><text:change-end text:change-id="ct329160624"/></text:p>
      <text:p text:style-name="P22"><text:span text:style-name="T14">The Framework must guarantee that if a BundleActivator.start method has executed successfully for a framework extension, that same BundleActivator object must be called with its BundleActivator.stop method when the </text:span><text:span text:style-name="T14">framework is shutdown. After calling the stop method, that particular BundleActivator object must never be used again. <text:s/>Extension Bundle Activators that threw an exception during start must not be called on shutdown.</text:span></text:p>
      <text:h text:style-name="P48" text:outline-level="1"><text:soft-page-break/>Data Transfer Objects</text:h>
      <text:p text:style-name="P45">None for this RFC</text:p>
      <text:h text:style-name="P48" text:outline-level="1">Javadoc</text:h>
      <text:p text:style-name="P45">None at this time. <text:s/>A constant will need to be defined to specify the ExtensionBundle-Activator header.</text:p>
      <text:h text:style-name="P48" text:outline-level="1">Considered Alternatives</text:h>
      <text:p text:style-name="P8">Considered adding a FrameworkWiring.getChangeCount method that could be used by bundles with resolver hooks that could be used to determine if some resolve operation occurred while they were not available or registered. <text:s/>This solution is really only useful for frameworks that cache their resolution state between framework sessions. <text:s/>Otherwise the change count would be different for each restart and require a resolver hook implementation to always do a consistency check.</text:p>
      <text:h text:style-name="P48" text:outline-level="1">Security Considerations</text:h>
      <text:p text:style-name="P8">Framework extensions will be handed the BundleContext of the system bundle without performing any security check. <text:s/>This is acceptable because framework extensions must have all permissions in order to be installed successfully.</text:p>
      <text:h text:style-name="P48" text:outline-level="1"><text:soft-page-break/>Document Support</text:h>
      <text:h text:style-name="P66" text:outline-level="2">References</text:h>
      <text:list xml:id="list6749410526213279748" text:style-name="WW8Num3">
        <text:list-item>
          <text:p text:style-name="P71"><text:bookmark-start text:name="_Ref493020620"/>Bradner, S., Key words for use in RFCs to Indicate Requirement Levels, RFC2119, March 1997.<text:bookmark-end text:name="_Ref493020620"/></text:p>
        </text:list-item>
        <text:list-item>
          <text:p text:style-name="P71">Software Requirements &amp; Specifications. Michael Jackson. ISBN 0-201-87712-0</text:p>
        </text:list-item>
      </text:list>
      <text:p text:style-name="P42"/>
      <text:h text:style-name="P66" text:outline-level="2">Author’s Address</text:h>
      <text:p text:style-name="P17"/>
      <table:table table:name="Table2" table:style-name="Table2">
        <table:table-column table:style-name="Table2.A"/>
        <table:table-column table:style-name="Table2.B"/>
        <table:table-row table:style-name="Table2.1">
          <table:table-cell table:style-name="Table2.A1" office:value-type="string">
            <text:p text:style-name="P28">Name</text:p>
          </table:table-cell>
          <table:table-cell table:style-name="Table2.B1" office:value-type="string">
            <text:p text:style-name="P29">Thomas Watson</text:p>
          </table:table-cell>
        </table:table-row>
        <table:table-row table:style-name="Table2.1">
          <table:table-cell table:style-name="Table2.A1" office:value-type="string">
            <text:p text:style-name="P28">Company</text:p>
          </table:table-cell>
          <table:table-cell table:style-name="Table2.B1" office:value-type="string">
            <text:p text:style-name="P29">IBM</text:p>
          </table:table-cell>
        </table:table-row>
        <table:table-row table:style-name="Table2.1">
          <table:table-cell table:style-name="Table2.A1" office:value-type="string">
            <text:p text:style-name="P28">Address</text:p>
          </table:table-cell>
          <table:table-cell table:style-name="Table2.B1" office:value-type="string">
            <text:p text:style-name="P29"/>
          </table:table-cell>
        </table:table-row>
        <table:table-row table:style-name="Table2.1">
          <table:table-cell table:style-name="Table2.A1" office:value-type="string">
            <text:p text:style-name="P28">Voice</text:p>
          </table:table-cell>
          <table:table-cell table:style-name="Table2.B1" office:value-type="string">
            <text:p text:style-name="P28"/>
          </table:table-cell>
        </table:table-row>
        <table:table-row table:style-name="Table2.1">
          <table:table-cell table:style-name="Table2.A1" office:value-type="string">
            <text:p text:style-name="P32">e-mail</text:p>
          </table:table-cell>
          <table:table-cell table:style-name="Table2.B1" office:value-type="string">
            <text:p text:style-name="P29">tjwatson@us.ibm.com</text:p>
          </table:table-cell>
        </table:table-row>
      </table:table>
      <text:p text:style-name="P17"/>
      <text:h text:style-name="P66" text:outline-level="2">Acronyms and Abbreviations</text:h>
      <text:p text:style-name="P17"/>
      <text:h text:style-name="P66"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Symbol" svg:font-family="Symbol" style:font-family-generic="roman"/>
    <style:font-face style:name="Times New Roman1" svg:font-family="'Times New Roman'" style:font-family-generic="roman"/>
    <style:font-face style:name="Arial" svg:font-family="Arial" style:font-family-generic="swiss"/>
    <style:font-face style:name="Helvetica" svg:font-family="Helvetica" style:font-family-generic="swiss"/>
    <style:font-face style:name="Tahoma" svg:font-family="Tahoma" style:font-family-generic="swiss"/>
    <style:font-face style:name="Tahoma3" svg:font-family="Tahoma" style:font-family-generic="system"/>
    <style:font-face style:name="Courier New1"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font-name="Helvetica" fo:font-size="10pt" fo:language="en" fo:country="US" style:font-name-asian="Arial2" style:font-size-asian="10pt" style:language-asian="zxx" style:country-asian="none" style:font-name-complex="Times New Roman1"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text-align="justify" style:justify-single-word="false" fo:orphans="2" fo:widows="2" fo:keep-with-next="always"/>
      <style:text-properties style:font-name="Arial" fo:font-size="14pt" fo:language="en" fo:country="US" style:font-name-asian="MS Mincho" style:font-size-asian="14pt" style:font-name-complex="Tahoma3" style:font-size-complex="14pt" style:language-complex="ar" style:country-complex="SA"/>
    </style:style>
    <style:style style:name="Text_20_body" style:display-name="Text body" style:family="paragraph" style:parent-style-name="Standard" style:default-outline-level="" style:class="text">
      <style:paragraph-properties fo:margin-top="0in" fo:margin-bottom="0.0835in" style:contextual-spacing="false" fo:text-align="justify" style:justify-single-word="false" fo:orphans="2" fo:widows="2"/>
      <style:text-properties style:font-name="Helvetica" fo:font-size="10pt" fo:language="en" fo:country="US" style:font-size-asian="10pt" style:font-name-complex="Times New Roman1" style:font-size-complex="10pt" style:language-complex="ar" style:country-complex="SA"/>
    </style:style>
    <style:style style:name="List" style:family="paragraph" style:parent-style-name="Text_20_body" style:default-outline-level="" style:class="list">
      <style:paragraph-properties fo:margin-top="0in" fo:margin-bottom="0.0835in" style:contextual-spacing="false" fo:text-align="justify" style:justify-single-word="false" fo:orphans="2" fo:widows="2"/>
      <style:text-properties style:font-name="Helvetica" fo:font-size="10pt" fo:language="en" fo:country="US" style:font-size-asian="10pt" style:font-name-complex="Tahoma2" style:font-size-complex="10pt" style:language-complex="ar" style:country-complex="SA"/>
    </style:style>
    <style:style style:name="Caption" style:family="paragraph" style:parent-style-name="Standard" style:default-outline-level="" style:class="extra">
      <style:paragraph-properties fo:margin-top="0.0835in" fo:margin-bottom="0.0835in" style:contextual-spacing="false" fo:text-align="justify" style:justify-single-word="false" fo:orphans="2" fo:widows="2" text:number-lines="false" text:line-number="0"/>
      <style:text-properties style:font-name="Helvetica" fo:font-size="12pt" fo:language="en" fo:country="US" fo:font-style="italic" style:font-size-asian="12pt" style:font-style-asian="italic" style:font-name-complex="Tahoma2" style:font-size-complex="12pt" style:language-complex="ar" style:country-complex="SA" style:font-style-complex="italic"/>
    </style:style>
    <style:style style:name="Index" style:family="paragraph" style:parent-style-name="Standard" style:default-outline-level="" style:class="index">
      <style:paragraph-properties fo:text-align="justify" style:justify-single-word="false" fo:orphans="2" fo:widows="2" text:number-lines="false" text:line-number="0"/>
      <style:text-properties style:font-name="Helvetica" fo:font-size="10pt" fo:language="en" fo:country="US" style:font-size-asian="10pt" style:font-name-complex="Tahoma2" style:font-size-complex="10pt" style:language-complex="ar" style:country-complex="SA"/>
    </style:style>
    <style:style style:name="Heading_20_1" style:display-name="Heading 1" style:family="paragraph" style:parent-style-name="Standard" style:next-style-name="Body" style:default-outline-level="1" style:class="text">
      <style:paragraph-properties fo:margin-left="0.4957in" fo:margin-right="0in" fo:margin-top="0.6665in" fo:margin-bottom="0.111in" style:contextual-spacing="false" fo:text-align="justify" style:justify-single-word="false" fo:orphans="0" fo:widows="0" fo:text-indent="-0.4957in" style:auto-text-indent="false" fo:padding-left="0in" fo:padding-right="0in" fo:padding-top="0.139in" fo:padding-bottom="0.278in" fo:border-left="none" fo:border-right="none" fo:border-top="4pt solid #000001" fo:border-bottom="4pt solid #000001" fo:keep-with-next="always">
        <style:tab-stops>
          <style:tab-stop style:position="0.3937in"/>
        </style:tab-stops>
      </style:paragraph-properties>
      <style:text-properties fo:color="#000000" style:font-name="Arial" fo:font-size="24pt" fo:language="en" fo:country="US" fo:font-weight="bold" style:font-size-asian="24pt" style:font-weight-asian="bold" style:font-name-complex="Times New Roman1" style:font-size-complex="10pt" style:language-complex="ar" style:country-complex="SA"/>
    </style:style>
    <style:style style:name="Heading_20_2" style:display-name="Heading 2" style:family="paragraph" style:parent-style-name="Heading_20_1" style:next-style-name="Body" style:default-outline-level="2" style:class="text">
      <style:paragraph-properties fo:margin-left="0.4602in" fo:margin-right="0in" fo:margin-top="0.111in" fo:margin-bottom="0in" style:contextual-spacing="false" fo:text-align="justify" style:justify-single-word="false" fo:orphans="0" fo:widows="0" fo:text-indent="-0.4602in" style:auto-text-indent="false" fo:padding-left="0in" fo:padding-right="0in" fo:padding-top="0.0138in" fo:padding-bottom="0in" fo:border-left="none" fo:border-right="none" fo:border-top="0.51pt solid #000001" fo:border-bottom="none" fo:keep-with-next="always">
        <style:tab-stops>
          <style:tab-stop style:position="0.4in"/>
        </style:tab-stops>
      </style:paragraph-properties>
      <style:text-properties style:font-name="Arial" fo:font-size="14pt" fo:language="en" fo:country="US" fo:font-weight="bold" style:font-size-asian="14pt" style:font-weight-asian="bold" style:font-name-complex="Times New Roman1" style:font-size-complex="10pt" style:language-complex="ar" style:country-complex="SA"/>
    </style:style>
    <style:style style:name="Heading_20_3" style:display-name="Heading 3" style:family="paragraph" style:parent-style-name="Heading_20_2" style:next-style-name="Body" style:default-outline-level="3" style:class="text">
      <style:paragraph-properties fo:margin-left="0.5in" fo:margin-right="0in" fo:margin-top="0in" fo:margin-bottom="0in" style:contextual-spacing="false" fo:text-align="justify" style:justify-single-word="false" fo:orphans="0" fo:widows="0" fo:text-indent="-0.5in" style:auto-text-indent="false" fo:padding="0in" fo:border="none" fo:keep-with-next="always">
        <style:tab-stops>
          <style:tab-stop style:position="0.5in"/>
        </style:tab-stops>
      </style:paragraph-properties>
      <style:text-properties style:font-name="Arial" fo:font-size="12pt" fo:language="en" fo:country="US" fo:font-weight="bold" style:font-size-asian="12pt" style:font-weight-asian="bold" style:font-name-complex="Times New Roman1" style:font-size-complex="10pt" style:language-complex="ar" style:country-complex="SA"/>
    </style:style>
    <style:style style:name="Heading_20_4" style:display-name="Heading 4" style:family="paragraph" style:parent-style-name="Heading_20_3" style:next-style-name="Body" style:default-outline-level="4" style:class="text">
      <style:paragraph-properties fo:margin-left="0.6in" fo:margin-right="0in" fo:margin-top="0.1665in" fo:margin-bottom="0in" style:contextual-spacing="false" fo:text-align="justify" style:justify-single-word="false" fo:orphans="0" fo:widows="0" fo:text-indent="-0.6in" style:auto-text-indent="false" fo:keep-with-next="always">
        <style:tab-stops>
          <style:tab-stop style:position="0.6in"/>
        </style:tab-stops>
      </style:paragraph-properties>
      <style:text-properties style:font-name="Arial" fo:font-size="12pt" fo:language="en" fo:country="US" fo:font-style="italic" fo:font-weight="normal" style:font-size-asian="12pt" style:font-style-asian="italic" style:font-weight-asian="normal" style:font-name-complex="Times New Roman1" style:font-size-complex="10pt" style:language-complex="ar" style:country-complex="SA"/>
    </style:style>
    <style:style style:name="Heading_20_5" style:display-name="Heading 5" style:family="paragraph" style:parent-style-name="Standard" style:next-style-name="Standard" style:default-outline-level="" style:class="text">
      <style:paragraph-properties fo:text-align="justify" style:justify-single-word="false" fo:orphans="2" fo:widows="2">
        <style:tab-stops>
          <style:tab-stop style:position="0.7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6" style:display-name="Heading 6" style:family="paragraph" style:parent-style-name="Standard" style:next-style-name="Standard" style:default-outline-level="" style:class="text">
      <style:paragraph-properties fo:text-align="justify" style:justify-single-word="false" fo:orphans="2" fo:widows="2">
        <style:tab-stops>
          <style:tab-stop style:position="0.8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7" style:display-name="Heading 7" style:family="paragraph" style:parent-style-name="Standard" style:next-style-name="Standard" style:default-outline-level="" style:class="text">
      <style:paragraph-properties fo:text-align="justify" style:justify-single-word="false" fo:orphans="2" fo:widows="2">
        <style:tab-stops>
          <style:tab-stop style:position="0.9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8" style:display-name="Heading 8" style:family="paragraph" style:parent-style-name="Standard" style:next-style-name="Standard" style:default-outline-level="" style:class="text">
      <style:paragraph-properties fo:text-align="justify" style:justify-single-word="false" fo:orphans="2" fo:widows="2">
        <style:tab-stops>
          <style:tab-stop style:position="1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9" style:display-name="Heading 9" style:family="paragraph" style:parent-style-name="Standard" style:next-style-name="Standard" style:default-outline-level="" style:class="text">
      <style:paragraph-properties fo:text-align="justify" style:justify-single-word="false" fo:orphans="2" fo:widows="2">
        <style:tab-stops>
          <style:tab-stop style:position="1.1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Body" style:family="paragraph" style:parent-style-name="Standard" style:default-outline-level="">
      <style:paragraph-properties fo:margin-top="0.0835in" fo:margin-bottom="0.0835in" style:contextual-spacing="false" fo:text-align="justify" style:justify-single-word="false" fo:orphans="2" fo:widows="2">
        <style:tab-stops>
          <style:tab-stop style:position="3.9374in"/>
        </style:tab-stops>
      </style:paragraph-properties>
      <style:text-properties fo:color="#000000" style:font-name="Arial" fo:font-size="10pt" fo:language="en" fo:country="US" style:font-size-asian="10pt" style:font-name-complex="Times New Roman1" style:font-size-complex="10pt" style:language-complex="ar" style:country-complex="SA"/>
    </style:style>
    <style:style style:name="Header" style:family="paragraph" style:parent-style-name="Standard" style:default-outline-level="" style:class="extra">
      <style:paragraph-properties fo:text-align="justify" style:justify-single-word="false" fo:orphans="2" fo:widows="2">
        <style:tab-stops>
          <style:tab-stop style:position="3.5in" style:type="center"/>
          <style:tab-stop style:position="7.15in" style:type="right"/>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Footer" style:family="paragraph" style:parent-style-name="Standard" style:default-outline-level="" style:class="extra">
      <style:paragraph-properties fo:text-align="justify" style:justify-single-word="false" fo:orphans="2" fo:widows="2">
        <style:tab-stops>
          <style:tab-stop style:position="3.5in" style:type="center"/>
          <style:tab-stop style:position="7.15in" style:type="right"/>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1TOC" style:display-name="Heading 1TOC" style:family="paragraph" style:parent-style-name="Standard" style:default-outline-level="">
      <style:paragraph-properties fo:margin-left="0.5126in" fo:margin-right="0in" fo:margin-top="0.0835in" fo:margin-bottom="0in" style:contextual-spacing="false" fo:text-align="justify" style:justify-single-word="false" fo:orphans="2" fo:widows="2" fo:text-indent="-0.5126in" style:auto-text-indent="false">
        <style:tab-stops>
          <style:tab-stop style:position="0.5126in"/>
          <style:tab-stop style:position="5.7898in" style:type="right" style:leader-style="dotted" style:leader-text="."/>
        </style:tab-stops>
      </style:paragraph-properties>
      <style:text-properties fo:color="#0000ff" style:font-name="Helvetica" fo:font-size="12pt" fo:language="en" fo:country="US" fo:font-weight="bold" style:font-size-asian="12pt" style:font-weight-asian="bold" style:font-name-complex="Times New Roman1" style:font-size-complex="10pt" style:language-complex="ar" style:country-complex="SA"/>
    </style:style>
    <style:style style:name="Contents_20_1" style:display-name="Contents 1" style:family="paragraph" style:parent-style-name="Heading_20_1TOC" style:next-style-name="Standard" style:default-outline-level="" style:class="index">
      <style:paragraph-properties fo:margin-left="0.5in" fo:margin-right="0in" fo:margin-top="0.1665in" fo:margin-bottom="0in" style:contextual-spacing="false"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Arial" fo:font-size="10pt" fo:language="en" fo:country="US" fo:font-weight="bold" style:font-size-asian="10pt" style:font-weight-asian="bold" style:font-name-complex="Times New Roman1" style:font-size-complex="10pt" style:language-complex="ar" style:country-complex="SA"/>
    </style:style>
    <style:style style:name="Heading_20_2TOC" style:display-name="Heading 2TOC" style:family="paragraph" style:parent-style-name="Standard" style:default-outline-level="">
      <style:paragraph-properties fo:margin-left="0.9854in" fo:margin-right="0in" fo:margin-top="0.028in" fo:margin-bottom="0in" style:contextual-spacing="false" fo:text-align="justify" style:justify-single-word="false" fo:orphans="2" fo:widows="2" fo:text-indent="-0.4728in" style:auto-text-indent="false">
        <style:tab-stops>
          <style:tab-stop style:position="0.9854in"/>
          <style:tab-stop style:position="5.7898in" style:type="right" style:leader-style="dotted" style:leader-text="."/>
        </style:tab-stops>
      </style:paragraph-properties>
      <style:text-properties fo:color="#0000ff" style:font-name="Helvetica" fo:font-size="12pt" fo:language="en" fo:country="US" style:font-size-asian="12pt" style:font-name-complex="Times New Roman1" style:font-size-complex="10pt" style:language-complex="ar" style:country-complex="SA"/>
    </style:style>
    <style:style style:name="Contents_20_2" style:display-name="Contents 2" style:family="paragraph" style:parent-style-name="Heading_20_2TOC" style:next-style-name="Standard" style:default-outline-level="" style:class="index">
      <style:paragraph-properties fo:margin-left="0.8in" fo:margin-right="0in" fo:margin-top="0in" fo:margin-bottom="0in" style:contextual-spacing="false"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Arial" fo:font-size="10pt" fo:language="en" fo:country="US" style:font-size-asian="10pt" style:font-name-complex="Times New Roman1" style:font-size-complex="10pt" style:language-complex="ar" style:country-complex="SA"/>
    </style:style>
    <style:style style:name="Heading_20_3TOC" style:display-name="Heading 3TOC" style:family="paragraph" style:parent-style-name="Standard" style:default-outline-level="">
      <style:paragraph-properties fo:margin-left="1.5752in" fo:margin-right="0in" fo:margin-top="0in" fo:margin-bottom="0.0555in" style:contextual-spacing="false" fo:text-align="justify" style:justify-single-word="false" fo:orphans="2" fo:widows="2" fo:text-indent="-0.5898in" style:auto-text-indent="false">
        <style:tab-stops>
          <style:tab-stop style:position="1.5752in"/>
          <style:tab-stop style:position="5.7898in" style:type="right" style:leader-style="dotted" style:leader-text="."/>
        </style:tab-stops>
      </style:paragraph-properties>
      <style:text-properties fo:color="#0000ff" style:font-name="Helvetica" fo:font-size="12pt" fo:language="en" fo:country="US" style:font-size-asian="12pt" style:font-name-complex="Times New Roman1" style:font-size-complex="10pt" style:language-complex="ar" style:country-complex="SA"/>
    </style:style>
    <style:style style:name="Contents_20_3" style:display-name="Contents 3" style:family="paragraph" style:parent-style-name="Heading_20_3TOC" style:next-style-name="Standard" style:default-outline-level="" style:class="index">
      <style:paragraph-properties fo:margin-left="1.1in" fo:margin-right="0in" fo:margin-top="0in" fo:margin-bottom="0in" style:contextual-spacing="false"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Helvetica" fo:font-size="10pt" fo:language="en" fo:country="US" style:font-size-asian="10pt" style:font-name-complex="Times New Roman1" style:font-size-complex="10pt" style:language-complex="ar" style:country-complex="SA"/>
    </style:style>
    <style:style style:name="Document_20_Title" style:display-name="Document Title" style:family="paragraph" style:parent-style-name="Standard" style:default-outline-level="">
      <style:paragraph-properties fo:margin-top="0.4307in" fo:margin-bottom="0in" style:contextual-spacing="false" fo:text-align="center" style:justify-single-word="false" fo:orphans="2" fo:widows="2"/>
      <style:text-properties style:font-name="Helvetica" fo:font-size="18pt" fo:language="en" fo:country="US" fo:font-weight="bold" style:font-size-asian="18pt" style:font-weight-asian="bold" style:font-name-complex="Times New Roman1" style:font-size-complex="10pt" style:language-complex="ar" style:country-complex="SA"/>
    </style:style>
    <style:style style:name="Heading_20_4TOC" style:display-name="Heading 4TOC" style:family="paragraph" style:parent-style-name="Standard" style:default-outline-level="">
      <style:paragraph-properties fo:margin-left="2.2457in" fo:margin-right="0in" fo:margin-top="0in" fo:margin-bottom="0in" style:contextual-spacing="false" fo:text-align="justify" style:justify-single-word="false" fo:orphans="2" fo:widows="2" fo:text-indent="-0.6709in" style:auto-text-indent="false">
        <style:tab-stops>
          <style:tab-stop style:position="2.2457in"/>
          <style:tab-stop style:position="5.7898in" style:type="right" style:leader-style="dotted" style:leader-text="."/>
        </style:tab-stops>
      </style:paragraph-properties>
      <style:text-properties fo:color="#0000ff" style:font-name="Helvetica" fo:font-size="12pt" fo:language="en" fo:country="US" style:font-size-asian="12pt" style:font-name-complex="Times New Roman1" style:font-size-complex="10pt" style:language-complex="ar" style:country-complex="SA"/>
    </style:style>
    <style:style style:name="Contents_20_4" style:display-name="Contents 4" style:family="paragraph" style:parent-style-name="Heading_20_4TOC" style:next-style-name="Standard" style:default-outline-level="" style:class="index">
      <style:paragraph-properties fo:margin-left="2.2445in" fo:margin-right="0in" fo:margin-top="0in" fo:margin-bottom="0in" style:contextual-spacing="false" fo:text-align="justify" style:justify-single-word="false" fo:orphans="2" fo:widows="2" fo:text-indent="-0.6693in" style:auto-text-indent="false">
        <style:tab-stops>
          <style:tab-stop style:position="0.9839in"/>
          <style:tab-stop style:position="2.2457in"/>
          <style:tab-stop style:position="5.7827in" style:type="right" style:leader-style="dotted" style:leader-text="."/>
        </style:tab-stops>
      </style:paragraph-properties>
      <style:text-properties style:font-name="Helvetica" fo:font-size="12pt" fo:language="en" fo:country="US" style:font-size-asian="12pt" style:font-name-complex="Times New Roman1" style:font-size-complex="10pt" style:language-complex="ar" style:country-complex="SA"/>
    </style:style>
    <style:style style:name="Contents_20_5" style:display-name="Contents 5" style:family="paragraph" style:parent-style-name="Standard" style:next-style-name="Standard" style:default-outline-level="" style:class="index">
      <style:paragraph-properties fo:margin-left="0.5555in" fo:margin-right="0in" fo:margin-top="0in" fo:margin-bottom="0in" style:contextual-spacing="false"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6" style:display-name="Contents 6" style:family="paragraph" style:parent-style-name="Standard" style:next-style-name="Standard" style:default-outline-level="" style:class="index">
      <style:paragraph-properties fo:margin-left="0.6945in" fo:margin-right="0in" fo:margin-top="0in" fo:margin-bottom="0in" style:contextual-spacing="false"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7" style:display-name="Contents 7" style:family="paragraph" style:parent-style-name="Standard" style:next-style-name="Standard" style:default-outline-level="" style:class="index">
      <style:paragraph-properties fo:margin-left="0.8335in" fo:margin-right="0in" fo:margin-top="0in" fo:margin-bottom="0in" style:contextual-spacing="false"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8" style:display-name="Contents 8" style:family="paragraph" style:parent-style-name="Standard" style:next-style-name="Standard" style:default-outline-level="" style:class="index">
      <style:paragraph-properties fo:margin-left="0.972in" fo:margin-right="0in" fo:margin-top="0in" fo:margin-bottom="0in" style:contextual-spacing="false"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9" style:display-name="Contents 9" style:family="paragraph" style:parent-style-name="Standard" style:next-style-name="Standard" style:default-outline-level="" style:class="index">
      <style:paragraph-properties fo:margin-left="1.111in" fo:margin-right="0in" fo:margin-top="0in" fo:margin-bottom="0in" style:contextual-spacing="false"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ellBody" style:family="paragraph" style:parent-style-name="Standard" style:default-outline-level="">
      <style:paragraph-properties fo:margin-top="0.0555in" fo:margin-bottom="0.0555in" style:contextual-spacing="false" fo:text-align="start" style:justify-single-word="false" fo:orphans="2" fo:widows="2"/>
      <style:text-properties fo:color="#000000" style:font-name="Arial" fo:font-size="10pt" fo:language="en" fo:country="GB" style:font-size-asian="10pt" style:font-name-complex="Times New Roman1" style:font-size-complex="10pt" style:language-complex="ar" style:country-complex="SA"/>
    </style:style>
    <style:style style:name="CellHeading" style:family="paragraph" style:parent-style-name="Standard" style:default-outline-level="">
      <style:paragraph-properties fo:margin-top="0.0835in" fo:margin-bottom="0.0835in" style:contextual-spacing="false" fo:text-align="justify" style:justify-single-word="false" fo:orphans="2" fo:widows="2"/>
      <style:text-properties fo:color="#000000" style:font-name="Arial" fo:font-size="10pt" fo:language="en" fo:country="GB" fo:font-weight="bold" style:font-size-asian="10pt" style:font-weight-asian="bold" style:font-name-complex="Times New Roman1" style:font-size-complex="10pt" style:language-complex="ar" style:country-complex="SA"/>
    </style:style>
    <style:style style:name="Abstract" style:family="paragraph" style:parent-style-name="Standard" style:default-outline-level="">
      <style:paragraph-properties fo:margin-top="0.1665in" fo:margin-bottom="0in" style:contextual-spacing="false" style:line-height-at-least="0.2083in" fo:text-align="center" style:justify-single-word="false" fo:orphans="2" fo:widows="2"/>
      <style:text-properties fo:color="#000000" style:font-name="Arial" fo:font-size="10pt" fo:language="en" fo:country="GB" style:font-size-asian="10pt" style:font-name-complex="Times New Roman1" style:font-size-complex="10pt" style:language-complex="ar" style:country-complex="SA"/>
    </style:style>
    <style:style style:name="Table_20_of_20_Figures" style:display-name="Table of Figures" style:family="paragraph" style:parent-style-name="Standard" style:next-style-name="Standard" style:default-outline-level="">
      <style:paragraph-properties fo:margin-left="0.278in" fo:margin-right="0in" fo:margin-top="0in" fo:margin-bottom="0in" style:contextual-spacing="false" fo:text-align="justify" style:justify-single-word="false" fo:orphans="2" fo:widows="2" fo:text-indent="-0.278in" style:auto-text-indent="false"/>
      <style:text-properties style:font-name="Helvetica" fo:font-size="10pt" fo:language="en" fo:country="US" style:font-size-asian="10pt" style:font-name-complex="Times New Roman1" style:font-size-complex="10pt" style:language-complex="ar" style:country-complex="SA"/>
    </style:style>
    <style:style style:name="Reference" style:family="paragraph" style:parent-style-name="Standard" style:default-outline-level="" style:list-style-name="WW8StyleNum">
      <style:paragraph-properties fo:margin-left="0.1965in" fo:margin-right="0in" fo:margin-top="0.0835in" fo:margin-bottom="0in" style:contextual-spacing="false" fo:text-align="justify" style:justify-single-word="false" fo:orphans="2" fo:widows="2" fo:text-indent="-0.1965in" style:auto-text-indent="false">
        <style:tab-stops>
          <style:tab-stop style:position="0.3937in"/>
        </style:tab-stops>
      </style:paragraph-properties>
      <style:text-properties fo:color="#000000" style:font-name="Helvetica" fo:font-size="12pt" fo:language="en" fo:country="US" style:font-size-asian="12pt" style:font-name-complex="Times New Roman1" style:font-size-complex="10pt" style:language-complex="ar" style:country-complex="SA"/>
    </style:style>
    <style:style style:name="SubTitle" style:family="paragraph" style:parent-style-name="Standard" style:default-outline-level="">
      <style:paragraph-properties style:line-height-at-least="0.222in" fo:text-align="center" style:justify-single-word="false" fo:orphans="2" fo:widows="2" fo:keep-with-next="always"/>
      <style:text-properties fo:color="#000000" style:font-name="Helvetica" fo:font-size="14pt" fo:language="en" fo:country="GB" fo:font-weight="bold" style:font-size-asian="14pt" style:font-weight-asian="bold" style:font-name-complex="Times New Roman1" style:font-size-complex="10pt" style:language-complex="ar" style:country-complex="SA"/>
    </style:style>
    <style:style style:name="Plain_20_Text" style:display-name="Plain Text" style:family="paragraph" style:parent-style-name="Standard" style:default-outline-level="">
      <style:paragraph-properties fo:text-align="justify" style:justify-single-word="false" fo:orphans="2" fo:widows="2"/>
      <style:text-properties style:font-name="Courier New" fo:font-size="10pt" fo:language="en" fo:country="US" style:font-size-asian="10pt" style:font-name-complex="Times New Roman1" style:font-size-complex="10pt" style:language-complex="ar" style:country-complex="SA"/>
    </style:style>
    <style:style style:name="Code_20_Snipet" style:display-name="Code Snipet" style:family="paragraph" style:parent-style-name="Body" style:default-outline-level="">
      <style:paragraph-properties fo:margin-top="0.0835in" fo:margin-bottom="0.0835in" style:contextual-spacing="false" fo:text-align="justify" style:justify-single-word="false" fo:orphans="2" fo:widows="2">
        <style:tab-stops>
          <style:tab-stop style:position="3.9374in"/>
        </style:tab-stops>
      </style:paragraph-properties>
      <style:text-properties style:font-name="Courier New" fo:font-size="10pt" fo:language="en" fo:country="US" style:font-size-asian="10pt" style:font-name-complex="Times New Roman1" style:font-size-complex="10pt" style:language-complex="ar" style:country-complex="SA"/>
    </style:style>
    <style:style style:name="Definition_20_Term" style:display-name="Definition Term" style:family="paragraph" style:parent-style-name="Standard" style:next-style-name="Standard" style:default-outline-level="" style:list-style-name="WW8Num3">
      <style:paragraph-properties fo:margin-left="0in" fo:margin-right="0in" fo:margin-top="0.0693in" fo:margin-bottom="0.0693in" style:contextual-spacing="false" fo:text-align="justify" style:justify-single-word="false" fo:orphans="0" fo:widows="0" fo:text-indent="0in" style:auto-text-indent="false"/>
      <style:text-properties style:font-name="Arial" fo:font-size="10pt" fo:language="en" fo:country="US" style:font-size-asian="10pt" style:font-name-complex="Times New Roman1" style:font-size-complex="10pt" style:language-complex="ar" style:country-complex="SA"/>
    </style:style>
    <style:style style:name="Balloon_20_Text" style:display-name="Balloon Text" style:family="paragraph" style:parent-style-name="Standard" style:default-outline-level="">
      <style:paragraph-properties fo:text-align="justify" style:justify-single-word="false" fo:orphans="2" fo:widows="2"/>
      <style:text-properties style:font-name="Tahoma" fo:font-size="8pt" fo:language="en" fo:country="US" style:font-size-asian="8pt" style:font-name-complex="Tahoma" style:font-size-complex="8pt" style:language-complex="ar" style:country-complex="SA"/>
    </style:style>
    <style:style style:name="Numbered_20_List" style:display-name="Numbered List" style:family="paragraph" style:parent-style-name="Body" style:next-style-name="Body" style:default-outline-level="" style:list-style-name="WW8Num2">
      <style:paragraph-properties fo:margin-left="0in" fo:margin-right="0in" fo:margin-top="0in" fo:margin-bottom="0in" style:contextual-spacing="false" fo:text-align="justify" style:justify-single-word="false" fo:orphans="2" fo:widows="2" fo:text-indent="0in" style:auto-text-indent="false">
        <style:tab-stops>
          <style:tab-stop style:position="3.9374in"/>
        </style:tab-stops>
      </style:paragraph-properties>
      <style:text-properties style:font-name="Arial" fo:font-size="10pt" fo:language="en" fo:country="US" style:font-size-asian="10pt" style:font-name-complex="Times New Roman1" style:font-size-complex="10pt" style:language-complex="ar" style:country-complex="SA"/>
    </style:style>
    <style:style style:name="Bulleted_20_List" style:display-name="Bulleted List" style:family="paragraph" style:parent-style-name="Numbered_20_List" style:next-style-name="Body" style:default-outline-level="" style:list-style-name="WW8Num4">
      <style:paragraph-properties fo:margin-left="0in" fo:margin-right="0in" fo:margin-top="0in" fo:margin-bottom="0in" style:contextual-spacing="false" fo:text-align="justify" style:justify-single-word="false" fo:orphans="2" fo:widows="2" fo:text-indent="0in" style:auto-text-indent="false">
        <style:tab-stops>
          <style:tab-stop style:position="3.9374in"/>
        </style:tab-stops>
      </style:paragraph-properties>
      <style:text-properties style:font-name="Arial" fo:font-size="10pt" fo:language="en" fo:country="US" style:font-size-asian="10pt" style:font-name-complex="Times New Roman1" style:font-size-complex="10pt" style:language-complex="ar" style:country-complex="SA"/>
    </style:style>
    <style:style style:name="Acronym" style:family="paragraph" style:parent-style-name="Body" style:default-outline-level="">
      <style:paragraph-properties fo:margin-left="0.5in" fo:margin-right="0in" fo:margin-top="0.0835in" fo:margin-bottom="0in" style:contextual-spacing="false" fo:text-align="justify" style:justify-single-word="false" fo:orphans="2" fo:widows="2" fo:text-indent="0in" style:auto-text-indent="false">
        <style:tab-stops>
          <style:tab-stop style:position="3in"/>
        </style:tab-stops>
      </style:paragraph-properties>
      <style:text-properties style:font-name="Arial" fo:font-size="10pt" fo:language="en" fo:country="GB" style:font-size-asian="10pt" style:font-name-complex="Times New Roman1" style:font-size-complex="10pt" style:language-complex="ar" style:country-complex="SA"/>
    </style:style>
    <style:style style:name="Legals" style:family="paragraph" style:parent-style-name="Body" style:default-outline-level="">
      <style:paragraph-properties fo:margin-top="0in" fo:margin-bottom="0.0417in" style:contextual-spacing="false" fo:text-align="center" style:justify-single-word="false" fo:orphans="2" fo:widows="2">
        <style:tab-stops>
          <style:tab-stop style:position="3.9374in"/>
        </style:tab-stops>
      </style:paragraph-properties>
      <style:text-properties style:font-name="Arial" fo:font-size="8pt" fo:language="en" fo:country="US" style:font-size-asian="8pt" style:font-name-complex="Times New Roman1" style:font-size-complex="10pt" style:language-complex="ar" style:country-complex="SA"/>
    </style:style>
    <style:style style:name="Contents_20_10" style:display-name="Contents 10" style:family="paragraph" style:parent-style-name="Index" style:default-outline-level="" style:class="index">
      <style:paragraph-properties fo:margin-left="1.7689in" fo:margin-right="0in" fo:margin-top="0in" fo:margin-bottom="0in" style:contextual-spacing="false" fo:text-align="justify" style:justify-single-word="false" fo:orphans="2" fo:widows="2" fo:text-indent="0in" style:auto-text-indent="false">
        <style:tab-stops>
          <style:tab-stop style:position="6.9252in" style:type="right" style:leader-style="dotted" style:leader-text="."/>
        </style:tab-stops>
      </style:paragraph-properties>
      <style:text-properties style:font-name="Helvetica" fo:font-size="10pt" fo:language="en" fo:country="US" style:font-size-asian="10pt" style:font-name-complex="Tahoma2" style:font-size-complex="10pt" style:language-complex="ar" style:country-complex="SA"/>
    </style:style>
    <style:style style:name="Table_20_Contents" style:display-name="Table Contents" style:family="paragraph" style:parent-style-name="Standard" style:default-outline-level="" style:class="extra">
      <style:paragraph-properties fo:text-align="justify" style:justify-single-word="false" fo:orphans="2" fo:widows="2" text:number-lines="false" text:line-number="0"/>
      <style:text-properties style:font-name="Helvetica" fo:font-size="10pt" fo:language="en" fo:country="US" style:font-size-asian="10pt" style:font-name-complex="Times New Roman1" style:font-size-complex="10pt" style:language-complex="ar" style:country-complex="SA"/>
    </style:style>
    <style:style style:name="Table_20_Heading" style:display-name="Table Heading" style:family="paragraph" style:parent-style-name="Table_20_Contents" style:default-outline-level="" style:class="extra">
      <style:paragraph-properties fo:text-align="center" style:justify-single-word="false" fo:orphans="2" fo:widows="2" text:number-lines="false" text:line-number="0"/>
      <style:text-properties style:font-name="Helvetica" fo:font-size="10pt" fo:language="en" fo:country="US" fo:font-weight="bold" style:font-size-asian="10pt" style:font-weight-asian="bold" style:font-name-complex="Times New Roman1" style:font-size-complex="10pt" style:language-complex="ar" style:country-complex="SA"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fo:text-align="justify" style:justify-single-word="false" fo:orphans="2" fo:widows="2"/>
      <style:text-properties style:font-name="Courier New" fo:font-size="10pt" fo:language="en" fo:country="US" style:font-name-asian="Courier New1" style:font-size-asian="10pt" style:font-name-complex="Courier New" style:font-size-complex="10pt" style:language-complex="ar" style:country-complex="SA"/>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000000"/>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000000"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1"/>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text:start-value="0">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style: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328612BC.png" xlink:type="simple" xlink:show="embed" xlink:actuate="onLoad"/></draw:frame><text:tab/><text:user-defined style:data-style-name="N0" text:name="RFC Title">RFC 204 - Framework Extension Activators</text:user-defined><text:tab/>Page <text:page-number text:select-page="current">4</text:page-number> of <text:page-count style:num-format="1">9</text:page-count></text:p>
        <text:p text:style-name="Header"/>
        <text:p text:style-name="Header"><text:tab/>Draft<text:tab/> <text:modification-date style:data-style-name="N76">September 20, 2013</text:modification-date></text:p>
      </style:header>
      <style:footer>
        <text:p text:style-name="MP1">Copyright © <text:span text:style-name="MT1">OSGi Alliance </text:span><text:span text:style-name="MT1"><text:modification-date style:data-style-name="N118">2013</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8">2013</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meta:creation-date>2013-08-27T14:54:58</meta:creation-date>
    <meta:editing-cycles>17</meta:editing-cycles>
    <meta:editing-duration>P5DT23H2M10S</meta:editing-duration>
    <meta:initial-creator>Thomas Watson</meta:initial-creator>
    <dc:date>2013-09-20T10:08:38</dc:date>
    <dc:creator>Thomas Watson</dc:creator>
    <meta:document-statistic meta:table-count="2" meta:image-count="2" meta:object-count="0" meta:page-count="9" meta:paragraph-count="131" meta:word-count="3064" meta:character-count="20063" meta:non-whitespace-character-count="17096"/>
    <meta:user-defined meta:name="Info"/>
    <meta:user-defined meta:name="Info 3"/>
    <meta:user-defined meta:name="Info 4"/>
    <meta:user-defined meta:name="RFC Title">RFC 204 - Framework Extension Activators</meta:user-defined>
  </office:meta>
</office:document-meta>
</file>